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p>
        <text:p text:style-name="IntroListItem1_scrIntroSection_scrBook_scrBody"><text:span text:style-name="span_IntroListItem1_scrIntroSection_scrBook_scrBody">Na komi tinoni kena vaututuni kedana mono tabu (1:13--2:10)</text:span></text:p>
        <text:p text:style-name="IntroListItem1_scrIntroSection_scrBook_scrBody"><text:span text:style-name="span_IntroListItem1_scrIntroSection_scrBook_scrBody">Na komi puhi na komi tinoni kiloau kedana leghura (2:11--4:19)</text:span></text:p>
        <text:p text:style-name="IntroListItem1_scrIntroSection_scrBook_scrBody"><text:span text:style-name="span_IntroListItem1_scrIntroSection_scrBook_scrBody">Na velepuhi eidia arahai kena baubatu tadia na komi tinoni kiloau (5:1-14)</text:span></text:p>
        <text:section text:style-name="Sect_columns" text:name="Sect_columns">
          <text:p text:style-name="ChapterNumber1"><text:span text:style-name="ChapterNumber_Paragraph1_scrSection_columns_scrBook_scrBody">1</text:span><text:span text:style-name="VerseNumber1_Paragraph1_scrSection_columns_scrBook_scrBody"> 1</text:span><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_scrBody">2</text:span><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VerseNumber_Paragraph_scrSection_columns_scrBook_scrBody"> 3</text:span><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_scrBody">4</text:span><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text:span text:style-name="VerseNumber_Paragraph_scrSection_columns_scrBook_scrBody">5</text:span><text:span text:style-name="span_Paragraph_scrSection_columns_scrBook_scrBody">Na vunegna ighamu koti vaututunia a God, imanea keda sokara peoghamu kori nigna na mana me ghieghilei jufu mai na vagougovui maghavu. Kori vido iangeni imanea keda vahavighamu. </text:span><text:span text:style-name="VerseNumber_Paragraph_scrSection_columns_scrBook_scrBody">6</text:span><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_scrBody">7</text:span><text:span text:style-name="span_Paragraph_scrSection_columns_scrBook_scrBody">Na komi papara iraani kena padaghamu bali tateli aua nimiu na vaututuni ke pukuni tutuni ba teo. Nimiu na vaututuni ke vaghagna na gol kena pughulia kori joto bali hati aua na komi fata ke dika itagna.</text:span><text:note text:id="ftn1" text:note-class="footnote"><text:note-citation text:label="†">†</text:note-citation><text:note-body><text:p text:style-name="NoteGeneralParagraph">1:7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VerseNumber_Paragraph_scrSection_columns_scrBook_scrBody"> 8</text:span><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_scrBody">9</text:span><text:span text:style-name="span_Paragraph_scrSection_columns_scrBook_scrBody">Na tabamiu eigna koti vaututunia a Jisas Krais, na vahavighamugna a God ke eia.</text:span></text:p>
          <text:p text:style-name="Paragraph_scrSection_columns_scrBook_scrBody"><text:span text:style-name="VerseNumber_Paragraph_scrSection_columns_scrBook_scrBody"> 10-11</text:span><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_scrBody">12</text:span><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VerseNumber_Paragraph_scrSection_columns_scrBook_scrBody"> 13</text:span><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_scrBody">14</text:span><text:span text:style-name="span_Paragraph_scrSection_columns_scrBook_scrBody">Na vunegna ighamu ara dathegna a God moti leghua, oti saghoi eia na komi puhi ke dika koti magnahaghinia na eiagna kori vido koti boi adoa mua a God. </text:span><text:span text:style-name="VerseNumber_Paragraph_scrSection_columns_scrBook_scrBody">15</text:span><text:span text:style-name="span_Paragraph_scrSection_columns_scrBook_scrBody">Keana ikageeni, na havimiu keda pukuni tabu, eigna a God ke vahighamu ke tabu. </text:span><text:span text:style-name="VerseNumber_Paragraph_scrSection_columns_scrBook_scrBody">16</text:span><text:span text:style-name="span_Paragraph_scrSection_columns_scrBook_scrBody">A God ke velea tadia na komi Rioriso ke Tabu, “Oti mono tabu eigna inau ku tabu.”</text:span><text:note text:id="ftn2" text:note-class="footnote"><text:note-citation text:label=""/><text:note-body><text:p text:style-name="NoteCrossHYPHENReferenceParagraph">116 <text:span text:style-name="span_NoteCrossHYPHENReferenceParagraph_Paragraph_scrSection_columns_scrBook_scrBody">Levitikas 11:44-45, 19:2, 20:7</text:span></text:p></text:note-body></text:note></text:p>
          <text:p text:style-name="Paragraph_scrSection_columns_scrBook_scrBody"><text:span text:style-name="VerseNumber_Paragraph_scrSection_columns_scrBook_scrBody"> 17</text:span><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_scrBody">18</text:span><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_scrBody">19</text:span><text:span text:style-name="span_Paragraph_scrSection_columns_scrBook_scrBody">Imanea ke volighamu au tagna na fata ke nagho vano, na pukuni ghaughabuagna a Krais. A Krais ke vaghagna sina dathei sip kena havughaghia ke teo sa fata ke dika itagna. </text:span><text:span text:style-name="VerseNumber_Paragraph_scrSection_columns_scrBook_scrBody">20</text:span><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_scrBody">21</text:span><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VerseNumber_Paragraph_scrSection_columns_scrBook_scrBody"> 22</text:span><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_scrBody">23</text:span><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_scrBody">24</text:span><text:span text:style-name="span_Paragraph_scrSection_columns_scrBook_scrBody">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VerseNumber_Line1_scrSection_columns_scrBook_scrBody"> 25</text:span><text:span text:style-name="span_Line1_scrSection_columns_scrBook_scrBody">kari na haghoregna a Lod ke mono thovohaliu.”</text:span><text:note text:id="ftn3" text:note-class="footnote"><text:note-citation text:label=""/><text:note-body><text:p text:style-name="NoteCrossHYPHENReferenceParagraph">125 <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VerseNumber1_Paragraph1_scrSection_columns_scrBook_scrBody"> 1</text:span><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1_scrSection_columns_scrBook_scrBody">2</text:span><text:span text:style-name="span_Paragraph1_scrSection_columns_scrBook_scrBody">Oti vaghagna na komi meomeo kena eu havi kena rofo mena haga susuu ghadia. Oti rofo eigna na haghoregna a God eigna nimiu na vaututuni keda heta, ma a God keda vahavighamu. </text:span><text:span text:style-name="VerseNumber_Paragraph1_scrSection_columns_scrBook_scrBody">3</text:span><text:span text:style-name="span_Paragraph1_scrSection_columns_scrBook_scrBody">Oti eia vaghagna iaani eigna koti reghia ghohi kori havimiu a Lod ke eia na komi fata ke toke vanighamu.</text:span></text:p>
          <text:p text:style-name="Paragraph_scrSection_columns_scrBook_scrBody"><text:span text:style-name="VerseNumber_Paragraph_scrSection_columns_scrBook_scrBody"> 4</text:span><text:span text:style-name="span_Paragraph_scrSection_columns_scrBook_scrBody">Oti mai tagna a Lod Jisas Krais ke heghita na havi mathangani. Imanea ke vaghagna na naghoi ghahira kori hidigna na vathe.</text:span><text:note text:id="ftn4" text:note-class="footnote"><text:note-citation text:label="†">†</text:note-citation><text:note-body><text:p text:style-name="NoteGeneralParagraph">2:4 <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 Na ghahira iangeni, na komi tinoni kena bosi magnahaghinia, kari a God ke vahia me toatogha ke nagho vano. </text:span><text:span text:style-name="VerseNumber_Paragraph_scrSection_columns_scrBook_scrBody">5</text:span><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_scrBody">6</text:span><text:span text:style-name="span_Paragraph_scrSection_columns_scrBook_scrBody">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text:note-body><text:p text:style-name="NoteCrossHYPHENReferenceParagraph">26 <text:span text:style-name="span_NoteCrossHYPHENReferenceParagraph_Line1_scrSection_columns_scrBook_scrBody">Aesaea 28:16</text:span></text:p></text:note-body></text:note></text:p>
          <text:p text:style-name="ParagraphContinuation_scrSection_columns_scrBook_scrBody"><text:span text:style-name="VerseNumber_ParagraphContinuation_scrSection_columns_scrBook_scrBody"> 7</text:span><text:span text:style-name="span_ParagraphContinuation_scrSection_columns_scrBook_scrBody">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text:note-body><text:p text:style-name="NoteCrossHYPHENReferenceParagraph">27 <text:span text:style-name="span_NoteCrossHYPHENReferenceParagraph_Line1_scrSection_columns_scrBook_scrBody">Psalm 118:22</text:span></text:p></text:note-body></text:note></text:p>
          <text:p text:style-name="ParagraphContinuation_scrSection_columns_scrBook_scrBody"><text:span text:style-name="VerseNumber_ParagraphContinuation_scrSection_columns_scrBook_scrBody"> 8</text:span><text:span text:style-name="span_ParagraphContinuation_scrSection_columns_scrBook_scrBody">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text:note-body><text:p text:style-name="NoteCrossHYPHENReferenceParagraph">28 <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Imarea kena sikili eigna kena boi leghua na haghoregna a God. Na sikili kena eia ke leghua nigna na vanohehe a God eidia.</text:span></text:p>
          <text:p text:style-name="Paragraph_scrSection_columns_scrBook_scrBody"><text:span text:style-name="VerseNumber_Paragraph_scrSection_columns_scrBook_scrBody"> 9</text:span><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_scrBody">10</text:span><text:span text:style-name="span_Paragraph_scrSection_columns_scrBook_scrBody">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VerseNumber_Paragraph_scrSection_columns_scrBook_scrBody"> 11</text:span><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_scrBody">12</text:span><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VerseNumber_Paragraph_scrSection_columns_scrBook_scrBody"> 13</text:span><text:span text:style-name="span_Paragraph_scrSection_columns_scrBook_scrBody">A Lod ke magnahaghinighamu kotida leghua na haghoredia arahai kena vunaghi pungusighamu kori maramagna, haluhadi na King gna i Rom,</text:span><text:note text:id="ftn8" text:note-class="footnote"><text:note-citation text:label="†">†</text:note-citation><text:note-body><text:p text:style-name="NoteGeneralParagraph">2:13 <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 eigna imanea ke vunaghi pungusira na komi tinoni gougovu. </text:span><text:span text:style-name="VerseNumber_Paragraph_scrSection_columns_scrBook_scrBody">14</text:span><text:span text:style-name="span_Paragraph_scrSection_columns_scrBook_scrBody">Moti leghua mua na haghoredia na komi primia eigna na king ke vahira bali vaparara arahai kena eia na komi fata ke dika mena kilothabara arahai kena leghua na puhi ke jino. </text:span><text:span text:style-name="VerseNumber_Paragraph_scrSection_columns_scrBook_scrBody">15</text:span><text:span text:style-name="span_Paragraph_scrSection_columns_scrBook_scrBody">God ke magnahaghinighamu kotida eia na komi fata ke toke eigna na komi tinoni kena hahi kedana soto na haghore diadikalaghamugna. </text:span><text:span text:style-name="VerseNumber_Paragraph_scrSection_columns_scrBook_scrBody">16</text:span><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_scrBody">17</text:span><text:span text:style-name="span_Paragraph_scrSection_columns_scrBook_scrBody">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VerseNumber_Paragraph_scrSection_columns_scrBook_scrBody"> 18</text:span><text:span text:style-name="span_Paragraph_scrSection_columns_scrBook_scrBody">Ighamu na komi tinoni seka,</text:span><text:note text:id="ftn9" text:note-class="footnote"><text:note-citation text:label="†">†</text:note-citation><text:note-body><text:p text:style-name="NoteGeneralParagraph">2:18 <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_scrBody">19</text:span><text:span text:style-name="span_Paragraph_scrSection_columns_scrBook_scrBody">Kekeha maghavu na komi vunaghimiu, toke kotida boi eia sa fata ke dika, imarea kena vaparaghamu. Gi kotida ghathapaku eigna koti togha hahalia a God kori vido kena vaparaghamu, a God keda totogo eimiu. </text:span><text:span text:style-name="VerseNumber_Paragraph_scrSection_columns_scrBook_scrBody">20</text:span><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_scrBody">21</text:span><text:span text:style-name="span_Paragraph_scrSection_columns_scrBook_scrBody">A God ke kiloghamu eigna kotida papara vaghagna iangeni eigna a Krais ke papara eimiu ighamu me tateli vanighamu na puhi kotida leghua. </text:span><text:span text:style-name="VerseNumber_Paragraph_scrSection_columns_scrBook_scrBody">22</text:span><text:span text:style-name="span_Paragraph_scrSection_columns_scrBook_scrBody">A Krais ke boi eia sa koakoa me teo sa piapilau ke au mai kori livogna. </text:span><text:span text:style-name="VerseNumber_Paragraph_scrSection_columns_scrBook_scrBody">23</text:span><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_scrBody">24</text:span><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_scrBody">25</text:span><text:span text:style-name="span_Paragraph_scrSection_columns_scrBook_scrBody">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VerseNumber1_Paragraph1_scrSection_columns_scrBook_scrBody"> 1</text:span><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1_scrSection_columns_scrBook_scrBody">2</text:span><text:span text:style-name="span_Paragraph1_scrSection_columns_scrBook_scrBody">eigna imarea kedana reghi leghua na puhimiu ke jino mena reghia mua ighamu koti ghaghana bohea a God. </text:span><text:span text:style-name="VerseNumber_Paragraph1_scrSection_columns_scrBook_scrBody">3</text:span><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text:span text:style-name="VerseNumber_Paragraph1_scrSection_columns_scrBook_scrBody">4</text:span><text:span text:style-name="span_Paragraph1_scrSection_columns_scrBook_scrBody">Na fata ke nagho keda vatoetokelaghagna na dodoromiu, na hava keda au mai kori havimiu. Na mono taluleghu ma na mono bughoro, e rua na fata ke ulaghagna thovohaliu ma a God ke toatogha ke nagho vano. </text:span><text:span text:style-name="VerseNumber_Paragraph1_scrSection_columns_scrBook_scrBody">5</text:span><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text:span text:style-name="VerseNumber_Paragraph1_scrSection_columns_scrBook_scrBody">6</text:span><text:span text:style-name="span_Paragraph1_scrSection_columns_scrBook_scrBody">A Sera sikei itadia. Iia ke leghua na haghoregna a Ebraham me kiloa na vunaghigna. Gi kotida eia na komi fata ke jino moti boi mataghu, ighamu ara dathegna a Sera.</text:span></text:p>
          <text:p text:style-name="Paragraph_scrSection_columns_scrBook_scrBody"><text:span text:style-name="VerseNumber_Paragraph_scrSection_columns_scrBook_scrBody"> 7</text:span><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VerseNumber_Paragraph_scrSection_columns_scrBook_scrBody"> 8</text:span><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_scrBody">9</text:span><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_scrBody">10</text:span><text:span text:style-name="span_Paragraph_scrSection_columns_scrBook_scrBody">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VerseNumber_Line1_scrSection_columns_scrBook_scrBody"> 11</text:span><text:span text:style-name="span_Line1_scrSection_columns_scrBook_scrBody">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VerseNumber_Line1_scrSection_columns_scrBook_scrBody"> 12</text:span><text:span text:style-name="span_Line1_scrSection_columns_scrBook_scrBody">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text:note-body><text:p text:style-name="NoteCrossHYPHENReferenceParagraph">312 <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Ighita Katida Sasaa Na Papara Kori Vido Kati Eia Na Hava Ke Toke</text:span></text:p>
          <text:p text:style-name="Paragraph_scrSection_columns_scrBook_scrBody"><text:span text:style-name="VerseNumber_Paragraph_scrSection_columns_scrBook_scrBody"> 13</text:span><text:span text:style-name="span_Paragraph_scrSection_columns_scrBook_scrBody">Gi kotida agutu heta bali eia na komi fata ke toke, da teo ahai keda vaparaghamu. </text:span><text:span text:style-name="VerseNumber_Paragraph_scrSection_columns_scrBook_scrBody">14</text:span><text:span text:style-name="span_Paragraph_scrSection_columns_scrBook_scrBody">Keana, gi kedana vaparaghamu eigna ighamu koti eia na komi fata ke jino, a God keda vatokeghamu. Oti saghoi mataghunira arahai kena vaparaghamu moti saghoi lubatia na ghaghanamiu keda horuhaihadi. </text:span><text:span text:style-name="VerseNumber_Paragraph_scrSection_columns_scrBook_scrBody">15</text:span><text:span text:style-name="span_Paragraph_scrSection_columns_scrBook_scrBody">Keana oti ghaghana bohea a Krais moti lubatia eigna keda vunaghi pungusia na havimiu. Oti mono kaikaliti hahali bali haghore tughura arahai kedana huatighamu na vunegna gi koti vaututunia a Krais. </text:span><text:span text:style-name="VerseNumber_Paragraph_scrSection_columns_scrBook_scrBody">16</text:span><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_scrBody">17</text:span><text:span text:style-name="span_Paragraph_scrSection_columns_scrBook_scrBody">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VerseNumber_Paragraph_scrSection_columns_scrBook_scrBody"> 18</text:span><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_scrBody">19</text:span><text:span text:style-name="span_Paragraph_scrSection_columns_scrBook_scrBody">Mi kori nigna na mana na Tarunga ke Tabu, a Krais ke vano me titiono tadia na komi tarunga kena mono kori meleha papara. </text:span><text:span text:style-name="VerseNumber_Paragraph_scrSection_columns_scrBook_scrBody">20</text:span><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_scrBody">21</text:span><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_scrBody">22</text:span><text:span text:style-name="span_Paragraph_scrSection_columns_scrBook_scrBody">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VerseNumber1_Paragraph1_scrSection_columns_scrBook_scrBody"> 1</text:span><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1_scrSection_columns_scrBook_scrBody">2</text:span><text:span text:style-name="span_Paragraph1_scrSection_columns_scrBook_scrBody">Imanea ke taveti sania na koakoa eigna keda boi leghua mua nigna na komi vanohehe ke dika kori vido ke talu havi mua kori maramagna. Keana imanea keda leghua vamua nigna na vanohehe a God. </text:span><text:span text:style-name="VerseNumber_Paragraph1_scrSection_columns_scrBook_scrBody">3</text:span><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VerseNumber_Paragraph_scrSection_columns_scrBook_scrBody"> 4</text:span><text:span text:style-name="span_Paragraph_scrSection_columns_scrBook_scrBody">Keana ikageeni na komi tinoni bongihehe kena vere nidia itamiu eigna koti boi eia duadia na komi thagi puhi ke dika irangeni, mena haghore diadikalaghamu. </text:span><text:span text:style-name="VerseNumber_Paragraph_scrSection_columns_scrBook_scrBody">5</text:span><text:span text:style-name="span_Paragraph_scrSection_columns_scrBook_scrBody">Keana oti saghoi vaovarongo itadia eigna ivughei valiha imarea kedana titiono aua tagna a God na komi fata kena eia. Ma a God ke kaikaliti bali fatera arahai kena havi ma arahai kena thehe ghohi. </text:span><text:span text:style-name="VerseNumber_Paragraph_scrSection_columns_scrBook_scrBody">6</text:span><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VerseNumber_Paragraph_scrSection_columns_scrBook_scrBody"> 7</text:span><text:span text:style-name="span_Paragraph_scrSection_columns_scrBook_scrBody">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VerseNumber_Paragraph_scrSection_columns_scrBook_scrBody"> 8</text:span><text:span text:style-name="span_Paragraph_scrSection_columns_scrBook_scrBody">Na fata ke nagho vano, oti veidothovighi kori hehemiu doudolu. Gi kotida dothovira na komi tinoni, ighamu kotida talutavogha na paluhadia kori vido kena eia na dika itamiu. </text:span><text:span text:style-name="VerseNumber_Paragraph_scrSection_columns_scrBook_scrBody">9</text:span><text:span text:style-name="span_Paragraph_scrSection_columns_scrBook_scrBody">Oti kalitira ara kulamiu kiloau kori vathemiu. E boi toke kotida bosi nimiu na eiagna iangeni. </text:span><text:span text:style-name="VerseNumber_Paragraph_scrSection_columns_scrBook_scrBody">10</text:span><text:span text:style-name="span_Paragraph_scrSection_columns_scrBook_scrBody">A God ke heghamu soasopa sonihathavu bali eia na agutu keda hathera arahai tavogha. Moti agutu toetoke kori sonihathavu ke heghamu. </text:span><text:span text:style-name="VerseNumber_Paragraph_scrSection_columns_scrBook_scrBody">11</text:span><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VerseNumber_Paragraph_scrSection_columns_scrBook_scrBody"> 12</text:span><text:span text:style-name="span_Paragraph_scrSection_columns_scrBook_scrBody">Ara kulagu, oti saghoi nia vere tadia na komi papara hutu ke padaghamu, eigna na papara boi na fata mathangani itamiu. Na komi papara irangeni kena mai itamiu bali pipilia nimiu na vaututuni. </text:span><text:span text:style-name="VerseNumber_Paragraph_scrSection_columns_scrBook_scrBody">13</text:span><text:span text:style-name="span_Paragraph_scrSection_columns_scrBook_scrBody">Oti totogo eigna ighamu koti tangomana na papara vaghagna a Krais ke papara. Oti eia iangeni eigna nimiu na totogo keda hutu vano mua kori vido a Krais keda tabiru mai kori nigna na mana ke hutu. </text:span><text:span text:style-name="VerseNumber_Paragraph_scrSection_columns_scrBook_scrBody">14</text:span><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_scrBody">15</text:span><text:span text:style-name="span_Paragraph_scrSection_columns_scrBook_scrBody">E boi toke gi kotida hatia na papara eigna koti thabu vathehea na tinoni, ba oti biabilau, ba oti boi leghua kekeha mua na vetula, ba oti diadikala nidia na agutu arahai tavogha. </text:span><text:span text:style-name="VerseNumber_Paragraph_scrSection_columns_scrBook_scrBody">16</text:span><text:span text:style-name="span_Paragraph_scrSection_columns_scrBook_scrBody">Keana gi kedana vaparaghamu eigna ighamu koti leghua a Krais, oti saghoi maomamo. Oti veletokea vamua a God eigna na komi tinoni kena adoa ighamu koti nigna a Krais.</text:span></text:p>
          <text:p text:style-name="Paragraph_scrSection_columns_scrBook_scrBody"><text:span text:style-name="VerseNumber_Paragraph_scrSection_columns_scrBook_scrBody"> 17</text:span><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_scrBody">18</text:span><text:span text:style-name="span_Paragraph_scrSection_columns_scrBook_scrBody">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text:note-body><text:p text:style-name="NoteCrossHYPHENReferenceParagraph">418 <text:span text:style-name="span_NoteCrossHYPHENReferenceParagraph_Line1_scrSection_columns_scrBook_scrBody">Provebs 11:31</text:span></text:p></text:note-body></text:note></text:p>
          <text:p text:style-name="Paragraph_scrSection_columns_scrBook_scrBody"><text:span text:style-name="VerseNumber_Paragraph_scrSection_columns_scrBook_scrBody"> 19</text:span><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VerseNumber1_Paragraph1_scrSection_columns_scrBook_scrBody"> 1</text:span><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1_scrSection_columns_scrBook_scrBody">2</text:span><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1_scrSection_columns_scrBook_scrBody">3</text:span><text:span text:style-name="span_Paragraph1_scrSection_columns_scrBook_scrBody">Saghoi hurura arahai koti batura vaghagna ighamu koti vunaghidia, keana oti tateli vanira na puhimiu ke nabagna kedana leghua. </text:span><text:span text:style-name="VerseNumber_Paragraph1_scrSection_columns_scrBook_scrBody">4</text:span><text:span text:style-name="span_Paragraph1_scrSection_columns_scrBook_scrBody">Mi kori vido a Krais, na vunaghidia mara kena reireghi sip keda tabiru mai, imanea keda heghamu na taba keda boi govu. Ighamu kotida mono hahali duagna koragna nigna na mana ke hutu.</text:span></text:p>
          <text:p text:style-name="Paragraph_scrSection_columns_scrBook_scrBody"><text:span text:style-name="VerseNumber_Paragraph_scrSection_columns_scrBook_scrBody"> 5</text:span><text:span text:style-name="span_Paragraph_scrSection_columns_scrBook_scrBody">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text:note-body><text:p text:style-name="NoteCrossHYPHENReferenceParagraph">55 <text:span text:style-name="span_NoteCrossHYPHENReferenceParagraph_Line1_scrSection_columns_scrBook_scrBody">Provebs 3:34</text:span></text:p></text:note-body></text:note></text:p>
          <text:p text:style-name="ParagraphContinuation_scrSection_columns_scrBook_scrBody"><text:span text:style-name="VerseNumber_ParagraphContinuation_scrSection_columns_scrBook_scrBody"> 6</text:span><text:span text:style-name="span_ParagraphContinuation_scrSection_columns_scrBook_scrBody">Oti sasaa na mono taluleghu saragna na mana ke hutu nigna a God. Gi kotida eia iangeni, imanea keda vahaihadighamu kori maghavu ke vahia. </text:span><text:span text:style-name="VerseNumber_ParagraphContinuation_scrSection_columns_scrBook_scrBody">7</text:span><text:span text:style-name="span_ParagraphContinuation_scrSection_columns_scrBook_scrBody">Kori vido ke horuhaihadi na ghaghanamiu eigna sa fata, oti vaututunia a God keda hatheghamu, eigna imanea ke toghaghamu me reireghighamu.</text:span></text:p>
          <text:p text:style-name="Paragraph_scrSection_columns_scrBook_scrBody"><draw:frame draw:style-name="Graphics0" draw:name="Graphics0" text:anchor-type="paragraph" draw:z-index="1" svg:width="111.529411764706pt" svg:height="72pt"><draw:text-box fo:min-height="0in"><draw:frame draw:style-name="Graphics0" draw:name="Graphics0" text:anchor-type="paragraph" svg:width="111.529411764706pt" svg:height="72pt"><draw:image xlink:type="simple" xlink:show="embed" xlink:actuatet="onLoad" xlink:href="Pictures/1.tif"/><svg:desc>lion.tif</svg:desc></draw:frame><text:p text:style-name="pictureCaption_pictureCenter_Paragraph_scrSection_columns_scrBook_scrBody"><text:span text:style-name="span_pictureCaption_pictureCenter_Paragraph_scrSection_columns_scrBook_scrBody">Satan ke vaghagna na laion ke nguru</text:span></text:p></draw:text-box></draw:frame></text:p>
          <text:p text:style-name="Paragraph_scrSection_columns_scrBook_scrBody"><text:span text:style-name="VerseNumber_Paragraph_scrSection_columns_scrBook_scrBody"> 8</text:span><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_scrBody"> 9</text:span><text:span text:style-name="span_Paragraph_scrSection_columns_scrBook_scrBody">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VerseNumber_Paragraph_scrSection_columns_scrBook_scrBody"> 10</text:span><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_scrBody">11</text:span><text:span text:style-name="span_Paragraph_scrSection_columns_scrBook_scrBody">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VerseNumber_Paragraph_scrSection_columns_scrBook_scrBody"> 12</text:span><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VerseNumber_Paragraph_scrSection_columns_scrBook_scrBody"> 13</text:span><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_scrBody">14</text:span><text:span text:style-name="span_Paragraph_scrSection_columns_scrBook_scrBody">Oti veikubaeghi</text:span><text:note text:id="ftn13" text:note-class="footnote"><text:note-citation text:label="†">†</text:note-citation><text:note-body><text:p text:style-name="NoteGeneralParagraph">5:14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9pt" style:font-size-complex="9pt" style:text-position="super 7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7.5pt" style:font-size-complex="7.5pt" style:text-position="super 7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7.5pt" style:font-size-complex="7.5pt" style:text-position="super 7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7.5pt" style:font-size-complex="7.5pt" style:text-position="super 7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Number1" style:family="paragraph"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6pt" fo:color="#800080" style:text-position="super 7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75%" style:text-position="super 7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true"/>
    </style:style>
    <style:style style:name="scrBookCode" style:family="paragraph" style:parent-style-name="none">
      <style:text-properties text:display="tru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75%"/>
    </style:style>
    <style:style style:name="VerseNumber1" style:family="paragraph" style:parent-style-name="none">
      <style:text-properties text:display="true"/>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Arial" style:font-name-complex="Arial"/>
    </style:style>
    <style:style style:name="PageHeaderFooter2" style:family="text">
      <style:text-properties content="" style:writing-mode="lr-tb" fo:font-family="Arial" style:font-name-complex="Arial" fo:font-weight="700"/>
    </style:style>
    <style:style style:name="PageHeaderFooter3" style:family="text">
      <style:text-properties content=""/>
    </style:style>
    <style:style style:name="PageHeaderFooter4" style:family="text">
      <style:text-properties style:writing-mode="lr-tb" fo:font-family="Arial" style:font-name-complex="Arial" content="|counter(page)|"/>
    </style:style>
    <style:style style:name="PageHeaderFooter5" style:family="text">
      <style:text-properties content=""/>
    </style:style>
    <style:style style:name="PageHeaderFooter12" style:family="text">
      <style:text-properties style:writing-mode="lr-tb" fo:font-family="Arial" style:font-name-complex="Arial" content="string(booknamefirst) string(chapterfirst)" fo:font-weight="700"/>
    </style:style>
    <style:style style:name="PageHeaderFooter13" style:family="text">
      <style:text-properties style:writing-mode="lr-tb" fo:font-family="Arial" style:font-name-complex="Arial" content="|counter(page)|"/>
    </style:style>
    <style:style style:name="PageHeaderFooter14" style:family="text">
      <style:text-properties content="" style:writing-mode="lr-tb" fo:font-family="Arial" style:font-name-complex="Aria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Arial" style:font-name-complex="Arial"/>
    </style:style>
    <style:style style:name="PageHeaderFooter20" style:family="text">
      <style:text-properties content="string(booknamelast) string(chapterlast)" fo:font-weight="700" style:writing-mode="lr-tb" fo:font-family="Arial" style:font-name-complex="Aria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Karthik</meta:initial-creator>
    <meta:creation-date>2011-03-29T17:44:28</meta:creation-date>
    <dc:creator>Karthik</dc:creator>
    <dc:date>2011-03-29T17:44:28</dc:date>
    <meta:editing-cycles>1</meta:editing-cycles>
    <meta:editing-duration>PT2M27S</meta:editing-duration>
    <meta:AssemblyVersion Assembly-Version="OpenOfficeConvert 0.6.19.843"/>
    <meta:Created-By Created-By="ReSharper 5.1.3000.12"/>
    <meta:user-defined meta:name="Assembly-Version">OpenOfficeConvert 0.6.19.84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VN\pathway\Test\PsExport\TestFiles\Output\T4\1pe"
Const IsPreview = "False"
Const RunMacroFirstTime = "True"

'Changed On Mar-09-2011 for TD-2021(No header on page number 2)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